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16" table:style-name="ta1">
        <table:shapes>
          <draw:frame draw:z-index="0" draw:style-name="gr1" draw:text-style-name="P1" svg:width="159.99mm" svg:height="89.99mm" svg:x="125.73mm" svg:y="1mm">
            <loext:p draw:notify-on-update-of-ranges="test216.G1:test216.G1 test216.G2:test216.G11 test216.C1:test216.C1 test216.C2:test216.C11 test216.G1:test216.G1 test216.G2:test216.G11 test216.D1:test216.D1 test216.D2:test216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2:39</text:p>
          </table:table-cell>
          <table:table-cell office:value-type="float" office:value="0.011336" calcext:value-type="float">
            <text:p>0.011336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156318" calcext:value-type="float">
            <text:p>156318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2:40</text:p>
          </table:table-cell>
          <table:table-cell office:value-type="float" office:value="0.006523" calcext:value-type="float">
            <text:p>0.006523</text:p>
          </table:table-cell>
          <table:table-cell office:value-type="float" office:value="0.004808" calcext:value-type="float">
            <text:p>0.004808</text:p>
          </table:table-cell>
          <table:table-cell office:value-type="float" office:value="0" calcext:value-type="float">
            <text:p>0</text:p>
          </table:table-cell>
          <table:table-cell office:value-type="float" office:value="129595" calcext:value-type="float">
            <text:p>12959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2:41</text:p>
          </table:table-cell>
          <table:table-cell office:value-type="float" office:value="0.010161" calcext:value-type="float">
            <text:p>0.010161</text:p>
          </table:table-cell>
          <table:table-cell office:value-type="float" office:value="0.006048" calcext:value-type="float">
            <text:p>0.006048</text:p>
          </table:table-cell>
          <table:table-cell office:value-type="float" office:value="0" calcext:value-type="float">
            <text:p>0</text:p>
          </table:table-cell>
          <table:table-cell office:value-type="float" office:value="150264" calcext:value-type="float">
            <text:p>15026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2:42</text:p>
          </table:table-cell>
          <table:table-cell office:value-type="float" office:value="0.017368" calcext:value-type="float">
            <text:p>0.017368</text:p>
          </table:table-cell>
          <table:table-cell office:value-type="float" office:value="0.006209" calcext:value-type="float">
            <text:p>0.006209</text:p>
          </table:table-cell>
          <table:table-cell office:value-type="float" office:value="0" calcext:value-type="float">
            <text:p>0</text:p>
          </table:table-cell>
          <table:table-cell office:value-type="float" office:value="140756" calcext:value-type="float">
            <text:p>14075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2:43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06921" calcext:value-type="float">
            <text:p>0.006921</text:p>
          </table:table-cell>
          <table:table-cell office:value-type="float" office:value="0" calcext:value-type="float">
            <text:p>0</text:p>
          </table:table-cell>
          <table:table-cell office:value-type="float" office:value="160289" calcext:value-type="float">
            <text:p>16028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2:44</text:p>
          </table:table-cell>
          <table:table-cell office:value-type="float" office:value="0.026065" calcext:value-type="float">
            <text:p>0.026065</text:p>
          </table:table-cell>
          <table:table-cell office:value-type="float" office:value="0.006891" calcext:value-type="float">
            <text:p>0.006891</text:p>
          </table:table-cell>
          <table:table-cell office:value-type="float" office:value="0" calcext:value-type="float">
            <text:p>0</text:p>
          </table:table-cell>
          <table:table-cell office:value-type="float" office:value="161373" calcext:value-type="float">
            <text:p>16137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2:45</text:p>
          </table:table-cell>
          <table:table-cell office:value-type="float" office:value="0.019579" calcext:value-type="float">
            <text:p>0.019579</text:p>
          </table:table-cell>
          <table:table-cell office:value-type="float" office:value="0.005284" calcext:value-type="float">
            <text:p>0.005284</text:p>
          </table:table-cell>
          <table:table-cell office:value-type="float" office:value="0" calcext:value-type="float">
            <text:p>0</text:p>
          </table:table-cell>
          <table:table-cell office:value-type="float" office:value="131629" calcext:value-type="float">
            <text:p>13162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2:46</text:p>
          </table:table-cell>
          <table:table-cell office:value-type="float" office:value="0.013497" calcext:value-type="float">
            <text:p>0.013497</text:p>
          </table:table-cell>
          <table:table-cell office:value-type="float" office:value="0.008424" calcext:value-type="float">
            <text:p>0.008424</text:p>
          </table:table-cell>
          <table:table-cell office:value-type="float" office:value="0" calcext:value-type="float">
            <text:p>0</text:p>
          </table:table-cell>
          <table:table-cell office:value-type="float" office:value="196858" calcext:value-type="float">
            <text:p>19685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2:47</text:p>
          </table:table-cell>
          <table:table-cell office:value-type="float" office:value="0.069672" calcext:value-type="float">
            <text:p>0.069672</text:p>
          </table:table-cell>
          <table:table-cell office:value-type="float" office:value="0.007819" calcext:value-type="float">
            <text:p>0.007819</text:p>
          </table:table-cell>
          <table:table-cell office:value-type="float" office:value="0" calcext:value-type="float">
            <text:p>0</text:p>
          </table:table-cell>
          <table:table-cell office:value-type="float" office:value="162867" calcext:value-type="float">
            <text:p>162867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2017-10-13</text:p>
          </table:table-cell>
          <table:table-cell office:value-type="string" calcext:value-type="string">
            <text:p>14:22:48</text:p>
          </table:table-cell>
          <table:table-cell office:value-type="float" office:value="0.03533" calcext:value-type="float">
            <text:p>0.03533</text:p>
          </table:table-cell>
          <table:table-cell office:value-type="float" office:value="0.006068" calcext:value-type="float">
            <text:p>0.006068</text:p>
          </table:table-cell>
          <table:table-cell office:value-type="float" office:value="0" calcext:value-type="float">
            <text:p>0</text:p>
          </table:table-cell>
          <table:table-cell office:value-type="float" office:value="130205" calcext:value-type="float">
            <text:p>130205</text:p>
          </table:table-cell>
          <table:table-cell office:value-type="float" office:value="496" calcext:value-type="float">
            <text:p>4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3T10:26:27.517427804</dc:date>
    <meta:editing-duration>PT1M43S</meta:editing-duration>
    <meta:editing-cycles>1</meta:editing-cycles>
    <meta:document-statistic meta:table-count="1" meta:cell-count="77" meta:object-count="1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3.406cm" svg:y="0.315cm" chart:style-name="ch2">
          <text:p>test 216, 500 TPS with migration running hard</text:p>
        </chart:title>
        <chart:legend chart:legend-position="end" svg:x="14.001cm" svg:y="4.005cm" style:legend-expansion="high" chart:style-name="ch3"/>
        <chart:plot-area chart:style-name="ch4" table:cell-range-address="test216.G1:test216.G11 test216.C1:test216.D11" chart:data-source-has-labels="row" svg:x="1.279cm" svg:y="1.248cm" svg:width="12.402cm" svg:height="6.643cm">
          <chartooo:coordinate-region svg:x="2.191cm" svg:y="1.422cm" svg:width="11.21cm" svg:height="5.875cm"/>
          <chart:axis chart:dimension="x" chart:name="primary-x" chart:style-name="ch5">
            <chart:title svg:x="6.523cm" svg:y="8.071cm" chart:style-name="ch6">
              <text:p>Load, Req/S</text:p>
            </chart:title>
          </chart:axis>
          <chart:axis chart:dimension="y" chart:name="primary-y" chart:style-name="ch5">
            <chart:title svg:x="0.451cm" svg:y="4.732cm" chart:style-name="ch7">
              <text:p>S</text:p>
            </chart:title>
            <chart:grid chart:style-name="ch8" chart:class="major"/>
          </chart:axis>
          <chart:series chart:style-name="ch9" chart:values-cell-range-address="test216.C2:test216.C11" chart:label-cell-address="test216.C1:test216.C1" chart:class="chart:scatter">
            <chart:domain table:cell-range-address="test216.G2:test216.G11"/>
            <chart:data-point chart:repeated="10"/>
          </chart:series>
          <chart:series chart:style-name="ch10" chart:values-cell-range-address="test216.D2:test216.D11" chart:label-cell-address="test216.D1:test216.D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16.C1:test216.C1</svg:desc>
                </draw:g>
              </table:table-cell>
              <table:table-cell office:value-type="string">
                <text:p>xfertime</text:p>
                <draw:g>
                  <svg:desc>test216.D1:test216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0">
                <text:p>490</text:p>
                <draw:g>
                  <svg:desc>test216.G2:test216.G11</svg:desc>
                </draw:g>
              </table:table-cell>
              <table:table-cell office:value-type="float" office:value="0.011336">
                <text:p>0.011336</text:p>
                <draw:g>
                  <svg:desc>test216.C2:test216.C11</svg:desc>
                </draw:g>
              </table:table-cell>
              <table:table-cell office:value-type="float" office:value="0.00667">
                <text:p>0.00667</text:p>
                <draw:g>
                  <svg:desc>test216.D2:test216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9">
                <text:p>499</text:p>
              </table:table-cell>
              <table:table-cell office:value-type="float" office:value="0.006523">
                <text:p>0.006523</text:p>
              </table:table-cell>
              <table:table-cell office:value-type="float" office:value="0.004808">
                <text:p>0.004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9">
                <text:p>499</text:p>
              </table:table-cell>
              <table:table-cell office:value-type="float" office:value="0.010161">
                <text:p>0.010161</text:p>
              </table:table-cell>
              <table:table-cell office:value-type="float" office:value="0.006048">
                <text:p>0.006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9">
                <text:p>499</text:p>
              </table:table-cell>
              <table:table-cell office:value-type="float" office:value="0.017368">
                <text:p>0.017368</text:p>
              </table:table-cell>
              <table:table-cell office:value-type="float" office:value="0.006209">
                <text:p>0.006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9">
                <text:p>499</text:p>
              </table:table-cell>
              <table:table-cell office:value-type="float" office:value="0.0111">
                <text:p>0.0111</text:p>
              </table:table-cell>
              <table:table-cell office:value-type="float" office:value="0.006921">
                <text:p>0.006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9">
                <text:p>499</text:p>
              </table:table-cell>
              <table:table-cell office:value-type="float" office:value="0.026065">
                <text:p>0.026065</text:p>
              </table:table-cell>
              <table:table-cell office:value-type="float" office:value="0.006891">
                <text:p>0.0068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9">
                <text:p>499</text:p>
              </table:table-cell>
              <table:table-cell office:value-type="float" office:value="0.019579">
                <text:p>0.019579</text:p>
              </table:table-cell>
              <table:table-cell office:value-type="float" office:value="0.005284">
                <text:p>0.005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4">
                <text:p>494</text:p>
              </table:table-cell>
              <table:table-cell office:value-type="float" office:value="0.013497">
                <text:p>0.013497</text:p>
              </table:table-cell>
              <table:table-cell office:value-type="float" office:value="0.008424">
                <text:p>0.0084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4">
                <text:p>504</text:p>
              </table:table-cell>
              <table:table-cell office:value-type="float" office:value="0.069672">
                <text:p>0.069672</text:p>
              </table:table-cell>
              <table:table-cell office:value-type="float" office:value="0.007819">
                <text:p>0.0078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6">
                <text:p>496</text:p>
              </table:table-cell>
              <table:table-cell office:value-type="float" office:value="0.03533">
                <text:p>0.03533</text:p>
              </table:table-cell>
              <table:table-cell office:value-type="float" office:value="0.006068">
                <text:p>0.006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